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5" style:family="table-cell" style:parent-style-name="transparent_5f_crypto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named-expressions/>
      <text:variable-decls/>
      <text:user-field-decls/>
      <table:table table:name="BTC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bold_default">
            <text:p>I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ransaction Typ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USD In No Fee</text:p>
          </table:table-cell>
          <table:table-cell office:value-type="string" table:style-name="header_default">
            <text:p>USD In With Fee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</table:table-row>
        <table:table-row>
          <table:table-cell office:value-type="string" table:style-name="transparent_default">
            <text:p>2020-06-28 14:38:40 +00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/>
          <table:table-cell office:value="12000.0" office:value-type="float" table:style-name="transparent_fiat"/>
          <table:table-cell office:value="0.01" office:value-type="float" table:style-name="transparent_crypto"/>
          <table:table-cell/>
          <table:table-cell/>
          <table:table-cell/>
          <table:table-cell office:value="10.0" office:value-type="float" table:style-name="transparent_fiat"/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2 BTC on FTX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>2022-01-02 18:11:09 +00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/>
          <table:table-cell office:value="35000.0" office:value-type="float" table:style-name="transparent_fiat"/>
          <table:table-cell office:value="0.99" office:value-type="float" table:style-name="transparent_crypto"/>
          <table:table-cell/>
          <table:table-cell/>
          <table:table-cell/>
          <table:table-cell office:value="490.0" office:value-type="float" table:style-name="transparent_fiat"/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8 BTC on FTX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ABLE EN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OU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ransaction Typ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 No Fee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Crypto Out With Fee</text:p>
          </table:table-cell>
          <table:table-cell office:value-type="string" table:style-name="header_default">
            <text:p>USD Out No Fee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</table:table-row>
        <table:table-row>
          <table:table-cell office:value-type="string" table:style-name="transparent_default">
            <text:p>2022-02-09 11:45:34 -08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My Fave Trezor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Gift</text:p>
          </table:table-cell>
          <table:table-cell/>
          <table:table-cell office:value="44628.22" office:value-type="float" table:style-name="transparent_fiat"/>
          <table:table-cell office:value="0.02" office:value-type="float" table:style-name="transparent_crypto"/>
          <table:table-cell office:value="0.0" office:value-type="float" table:style-name="transparent_crypto"/>
          <table:table-cell/>
          <table:table-cell/>
          <table:table-cell/>
          <table:table-cell office:value-type="string" table:style-name="transparent_default">
            <text:p>73085629ae85678f90238d45239815ee94237fb2340634355fac24982e245b234</text:p>
          </table:table-cell>
          <table:table-cell office:value-type="string" table:style-name="transparent_default">
            <text:p>high spot_price read from Coinbase Pro; Sending some BTC to Cathy as a gift;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ABLE EN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INTR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From Exchange</text:p>
          </table:table-cell>
          <table:table-cell office:value-type="string" table:style-name="header_default">
            <text:p>From 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Crypto Received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</table:table-row>
        <table:table-row>
          <table:table-cell office:value-type="string" table:style-name="transparent_default">
            <text:p>2022-01-14 03:23:38 -08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Green Trezor</text:p>
          </table:table-cell>
          <table:table-cell office:value-type="string" table:style-name="transparent_default">
            <text:p>Bob</text:p>
          </table:table-cell>
          <table:table-cell office:value="41952.11" office:value-type="float" table:style-name="transparent_fiat"/>
          <table:table-cell office:value="0.2002" office:value-type="float" table:style-name="transparent_crypto"/>
          <table:table-cell office:value="0.2" office:value-type="float" table:style-name="transparent_crypto"/>
          <table:table-cell/>
          <table:table-cell/>
          <table:table-cell/>
          <table:table-cell office:value-type="string" table:style-name="transparent_default">
            <text:p>28fde44268ac826b66a7ce99a8723b8cf23a836729b1a23cb4986898ad0096bf0</text:p>
          </table:table-cell>
          <table:table-cell office:value-type="string" table:style-name="transparent_default">
            <text:p>high spot_price read from Coinbase Pro; Sent 0.2002 BTC to Bob's Trezor;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>2022-01-18 15:27:18 +00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Green Trezor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="41736.81" office:value-type="float" table:style-name="transparent_fiat"/>
          <table:table-cell office:value="0.1001" office:value-type="float" table:style-name="transparent_crypto"/>
          <table:table-cell office:value="0.1" office:value-type="float" table:style-name="transparent_crypto"/>
          <table:table-cell/>
          <table:table-cell/>
          <table:table-cell/>
          <table:table-cell office:value-type="string" table:style-name="transparent_default">
            <text:p>9237a6ed823577c528093ead63568aa25588987534bce3487ff7772ab00589218</text:p>
          </table:table-cell>
          <table:table-cell office:value-type="string" table:style-name="transparent_default">
            <text:p>high spot_price read from Coinbase Pro; Received 0.1 BTC from Bob's Trezor;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>2022-01-25 02:58:40 -08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Green Trezor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My Fave Trezor</text:p>
          </table:table-cell>
          <table:table-cell office:value-type="string" table:style-name="transparent_default">
            <text:p>Alice</text:p>
          </table:table-cell>
          <table:table-cell office:value="36463.4" office:value-type="float" table:style-name="transparent_fiat"/>
          <table:table-cell office:value="0.0503" office:value-type="float" table:style-name="transparent_crypto"/>
          <table:table-cell office:value="0.05" office:value-type="float" table:style-name="transparent_crypto"/>
          <table:table-cell/>
          <table:table-cell/>
          <table:table-cell/>
          <table:table-cell office:value-type="string" table:style-name="transparent_default">
            <text:p>6048ee3018b7852d93346fa82eb37645dc5014d625ef982aa823718f9238b6569a</text:p>
          </table:table-cell>
          <table:table-cell office:value-type="string" table:style-name="transparent_default">
            <text:p>high spot_price read from Coinbase Pro;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ABLE EN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14:34:49.8412607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4-27T22:24:03.896802</dc:date>
    <meta:editing-duration>P1DT10H9M41S</meta:editing-duration>
    <meta:editing-cycles>106</meta:editing-cycles>
    <meta:generator>http://pypi.python.org/pypi/ezodf/0.1.0$Python3.10.4 | packaged by conda-forge | (main, Mar 24 2022, 17:32:50) [MSC v.1929 64 bit (AMD64)]</meta:generator>
    <meta:document-statistic meta:table-count="1" meta:cell-count="96" meta:object-count="0"/>
  </office:meta>
</office:document-meta>
</file>